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 przyjd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</text:span><text:span text:style-name="T1"><text:line-break/></text:span><text:span text:style-name="T1">w wodzie życia zanurzy się</text:span><text:span text:style-name="T1"><text:line-break/></text:span><text:span text:style-name="T1">Wszelki ból i cierpienie</text:span><text:span text:style-name="T1"><text:line-break/></text:span><text:span text:style-name="T1">niech odejdą w dal</text:span><text:span text:style-name="T1"><text:line-break/></text:span><text:span text:style-name="T1">W morzu Jego miłości</text:span><text:span text:style-name="T1"><text:line-break/></text:span><text:span text:style-name="T1">serca uleczy dzisiaj P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Duchu Święty przyjdź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</text:span><text:span text:style-name="T1"><text:line-break/></text:span><text:span text:style-name="T1">w wodzie życia zanurzy się</text:span><text:span text:style-name="T1"><text:line-break/></text:span><text:span text:style-name="T1">Wszelki ból i cierpienie</text:span><text:span text:style-name="T1"><text:line-break/></text:span><text:span text:style-name="T1">niech odejdą w dal</text:span><text:span text:style-name="T1"><text:line-break/></text:span><text:span text:style-name="T1">W morzu Jego miłości</text:span><text:span text:style-name="T1"><text:line-break/></text:span><text:span text:style-name="T1">serca uleczy dzisiaj Pa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Panie Jezu przyjdź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</text:span><text:span text:style-name="T1"><text:line-break/></text:span><text:span text:style-name="T1">w wodzie życia zanurzy się</text:span><text:span text:style-name="T1"><text:line-break/></text:span><text:span text:style-name="T1">Wszelki ból i cierpienie</text:span><text:span text:style-name="T1"><text:line-break/></text:span><text:span text:style-name="T1">niech odejdą w dal</text:span><text:span text:style-name="T1"><text:line-break/></text:span><text:span text:style-name="T1">W morzu Jego miłości</text:span><text:span text:style-name="T1"><text:line-break/></text:span><text:span text:style-name="T1">serca uleczy dzisiaj Pa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Abba Ojcze przyjdź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0cm" presentation:class="title" presentation:user-transformed="true">
          <draw:text-box>
            <text:p text:style-name="P4"><text:span text:style-name="T1">Każdy spragniony i słaby dziś</text:span><text:span text:style-name="T1"><text:line-break/></text:span><text:span text:style-name="T1">niech przyjdzie do źródła</text:span><text:span text:style-name="T1"><text:line-break/></text:span><text:span text:style-name="T1">w wodzie życia zanurzy się</text:span><text:span text:style-name="T1"><text:line-break/></text:span><text:span text:style-name="T1">Wszelki ból i cierpienie</text:span><text:span text:style-name="T1"><text:line-break/></text:span><text:span text:style-name="T1">niech odejdą w dal</text:span><text:span text:style-name="T1"><text:line-break/></text:span><text:span text:style-name="T1">W morzu Jego miłości</text:span><text:span text:style-name="T1"><text:line-break/></text:span><text:span text:style-name="T1">serca uleczy dzisiaj Pa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Trójco Święta przyjdź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1-02T18:59:40</meta:creation-date>
    <dc:date>2013-11-26T21:02:50.86</dc:date>
    <dc:language>pl-PL</dc:language>
    <meta:editing-cycles>19</meta:editing-cycles>
    <meta:editing-duration>PT1H14M12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